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1c0e" officeooo:paragraph-rsid="00041c0e"/>
    </style:style>
    <style:style style:name="P2" style:family="paragraph" style:parent-style-name="Standard">
      <style:text-properties officeooo:rsid="00041c0e" officeooo:paragraph-rsid="00077233"/>
    </style:style>
    <style:style style:name="P3" style:family="paragraph" style:parent-style-name="Standard">
      <style:text-properties officeooo:rsid="00070881" officeooo:paragraph-rsid="00070881"/>
    </style:style>
    <style:style style:name="P4" style:family="paragraph" style:parent-style-name="Standard">
      <style:text-properties officeooo:rsid="00070881" officeooo:paragraph-rsid="00077233"/>
    </style:style>
    <style:style style:name="P5" style:family="paragraph" style:parent-style-name="Standard">
      <style:text-properties officeooo:rsid="00077233" officeooo:paragraph-rsid="00077233"/>
    </style:style>
    <style:style style:name="T1" style:family="text">
      <style:text-properties officeooo:rsid="00041c0e"/>
    </style:style>
    <style:style style:name="T2" style:family="text">
      <style:text-properties officeooo:rsid="00058b97"/>
    </style:style>
    <style:style style:name="T3" style:family="text">
      <style:text-properties officeooo:rsid="00070881"/>
    </style:style>
    <style:style style:name="T4" style:family="text">
      <style:text-properties officeooo:rsid="00077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go Mateus Cruz</text:p>
      <text:p text:style-name="P1">Quiz – Taller 1.5</text:p>
      <text:p text:style-name="P1"/>
      <text:p text:style-name="P1">procedure eclipseInclinada( xc, yc, r1, r2, <text:span text:style-name="T3">angulo</text:span>)</text:p>
      <text:p text:style-name="P1"><text:tab/></text:p>
      <text:p text:style-name="P1"><text:tab/><text:span text:style-name="T2">E</text:span> ← <text:s/><text:span text:style-name="T2">E U </text:span>(0, r2)</text:p>
      <text:p text:style-name="P1"><text:tab/>p = r2² – (r1² * r2) + (0.25 * r1²) </text:p>
      <text:p text:style-name="P1"><text:tab/><text:span text:style-name="T2">px ← 0</text:span></text:p>
      <text:p text:style-name="P1"><text:tab/><text:span text:style-name="T2">py ← (2* r1² * r2)</text:span></text:p>
      <text:p text:style-name="P1"><text:tab/><text:span text:style-name="T3">y ← r2</text:span></text:p>
      <text:p text:style-name="P1"/>
      <text:p text:style-name="P1"><text:tab/><text:span text:style-name="T2">while (px &lt; py)</text:span></text:p>
      <text:p text:style-name="P1"><text:tab/><text:tab/><text:span text:style-name="T2">x = x + 1</text:span></text:p>
      <text:p text:style-name="P1"><text:tab/><text:tab/><text:span text:style-name="T2">px ← px + (2 * r2²)</text:span></text:p>
      <text:p text:style-name="P1"><text:tab/><text:tab/><text:span text:style-name="T2">if( p &lt; 0) then</text:span></text:p>
      <text:p text:style-name="P1"><text:tab/><text:tab/><text:tab/><text:span text:style-name="T2">p ← p + r2² + px</text:span></text:p>
      <text:p text:style-name="P1"><text:tab/><text:tab/><text:span text:style-name="T2">else</text:span></text:p>
      <text:p text:style-name="P1"><text:tab/><text:tab/><text:tab/><text:span text:style-name="T2">y ← y – 1</text:span></text:p>
      <text:p text:style-name="P1"><text:tab/><text:tab/><text:tab/><text:span text:style-name="T2">py ← py – (2 * r1²)</text:span></text:p>
      <text:p text:style-name="P1"><text:tab/><text:tab/><text:tab/><text:span text:style-name="T2">p ← p + r2² + px - py</text:span></text:p>
      <text:p text:style-name="P1"><text:tab/><text:tab/><text:span text:style-name="T2">end if</text:span></text:p>
      <text:p text:style-name="P1"/>
      <text:p text:style-name="P1"><text:tab/><text:tab/><text:span text:style-name="T4">x ← x + coseno (angulo)</text:span></text:p>
      <text:p text:style-name="P1"><text:tab/><text:tab/><text:span text:style-name="T4">y ← y + seno (angulo)</text:span></text:p>
      <text:p text:style-name="P1"><text:tab/><text:tab/></text:p>
      <text:p text:style-name="P1"><text:tab/><text:tab/><text:span text:style-name="T2">E ← E U (x,y)</text:span></text:p>
      <text:p text:style-name="P1"><text:tab/><text:span text:style-name="T3">end while</text:span></text:p>
      <text:p text:style-name="P1"/>
      <text:p text:style-name="P1"><text:tab/><text:span text:style-name="T3">p ← (r2² * (x + 0.5)*(x+0.5) + r1²*(y-1)*(y-1) – r1²*r2²)</text:span></text:p>
      <text:p text:style-name="P3"><text:tab/>px ← 0</text:p>
      <text:p text:style-name="P3"/>
      <text:p text:style-name="P3"><text:tab/>while (y &gt; 0)</text:p>
      <text:p text:style-name="P3"><text:tab/><text:tab/>y ← y – 1</text:p>
      <text:p text:style-name="P3"><text:tab/><text:tab/>py ← py – (2 * r1²)</text:p>
      <text:p text:style-name="P3"/>
      <text:p text:style-name="P3"><text:tab/><text:tab/>if(p &gt; 0)</text:p>
      <text:p text:style-name="P3"><text:tab/><text:tab/><text:tab/>p ← p + r1² – py</text:p>
      <text:p text:style-name="P3"><text:tab/><text:tab/>else</text:p>
      <text:p text:style-name="P3"><text:tab/><text:tab/><text:tab/>x ← x + 1</text:p>
      <text:p text:style-name="P3"><text:tab/><text:tab/><text:tab/>px ← px + (2 * r2²)</text:p>
      <text:p text:style-name="P3"><text:tab/><text:tab/><text:tab/>p ← p + r1² + py + px</text:p>
      <text:p text:style-name="P3"><text:tab/><text:tab/>end if</text:p>
      <text:p text:style-name="P3"/>
      <text:p text:style-name="P4"><text:tab/><text:tab/><text:span text:style-name="T4">x ← x + coseno (angulo)</text:span></text:p>
      <text:p text:style-name="P2"><text:tab/><text:tab/><text:span text:style-name="T4">y ← y + seno (angulo)</text:span></text:p>
      <text:p text:style-name="P3"><text:tab/><text:tab/>E ← E U (x,y)</text:p>
      <text:p text:style-name="P3"><text:tab/><text:span text:style-name="T4">end while</text:span></text:p>
      <text:p text:style-name="P5">end <text:span text:style-name="T1">procedure</text:span></text:p>
      <text:p text:style-name="P1"><text:tab/><text:tab/><text:tab/></text:p>
      <text:p text:style-name="P1"><text:soft-page-break/><text:tab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4:05:32.191110446</meta:creation-date>
    <dc:date>2021-02-17T14:45:24.722583803</dc:date>
    <meta:editing-duration>PT6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15" meta:character-count="709" meta:non-whitespace-character-count="471"/>
  </office:meta>
</office:document-meta>
</file>